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170741" officeooo:paragraph-rsid="00157077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b3a08" officeooo:paragraph-rsid="001b3a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4188984900" text:style-name="L1"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4">Loading.js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3-21T17:43:58.748437893</dc:date>
    <meta:editing-duration>PT11H27M5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6" meta:character-count="153" meta:non-whitespace-character-count="134"/>
  </office:meta>
</office:document-meta>
</file>